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036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2"/>
    <style:style style:name="ce4" style:family="table-cell" style:parent-style-name="Default" style:data-style-name="N4"/>
    <style:style style:name="ce5" style:family="table-cell" style:parent-style-name="Default" style:data-style-name="N1003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ce2"/>
        <table:table-column table:style-name="co4" table:default-cell-style-name="ce3"/>
        <table:table-column table:style-name="co4" table:default-cell-style-name="Default"/>
        <table:table-column table:style-name="co4" table:default-cell-style-name="ce5"/>
        <table:table-column table:style-name="co5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cidentally Railroad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radly Noonan" calcext:value-type="string">
            <text:p>Bradly Noonan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  <table:table-cell table:formula="of:=RANDBETWEEN(DATE(2015;7;1);DATE(2015;12;31))" office:value-type="date" office:date-value="2015-10-31" calcext:value-type="date">
            <text:p>31.10.2015</text:p>
          </table:table-cell>
          <table:table-cell table:formula="of:=RANDBETWEEN(1000; 1000000)" office:value-type="float" office:value="972356" calcext:value-type="float">
            <text:p>972356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yster Storm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Krista Stamper" calcext:value-type="string">
            <text:p>Krista Stamper</text:p>
          </table:table-cell>
          <table:table-cell table:formula="of:=RANDBETWEEN(DATE(2015;1;1);DATE(2015;6;30))" office:value-type="date" office:date-value="2015-06-26" calcext:value-type="date">
            <text:p>26.06.2015</text:p>
          </table:table-cell>
          <table:table-cell table:formula="of:=RANDBETWEEN(DATE(2015;7;1);DATE(2015;12;31))" office:value-type="date" office:date-value="2015-11-30" calcext:value-type="date">
            <text:p>30.11.2015</text:p>
          </table:table-cell>
          <table:table-cell table:formula="of:=RANDBETWEEN(1000; 1000000)" office:value-type="float" office:value="868144" calcext:value-type="float">
            <text:p>868144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btle Poseido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ell Dudley" calcext:value-type="string">
            <text:p>Pell Dudley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7;1);DATE(2015;12;31))" office:value-type="date" office:date-value="2015-09-04" calcext:value-type="date">
            <text:p>04.09.2015</text:p>
          </table:table-cell>
          <table:table-cell table:formula="of:=RANDBETWEEN(1000; 1000000)" office:value-type="float" office:value="712319" calcext:value-type="float">
            <text:p>712319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ccidentally Skilled Potter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opper Smith" calcext:value-type="string">
            <text:p>Copper Smith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  <table:table-cell table:formula="of:=RANDBETWEEN(DATE(2015;7;1);DATE(2015;12;31))" office:value-type="date" office:date-value="2015-07-12" calcext:value-type="date">
            <text:p>12.07.2015</text:p>
          </table:table-cell>
          <table:table-cell table:formula="of:=RANDBETWEEN(1000; 1000000)" office:value-type="float" office:value="235327" calcext:value-type="float">
            <text:p>235327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quid Panth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opper Smith" calcext:value-type="string">
            <text:p>Copper Smith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  <table:table-cell table:formula="of:=RANDBETWEEN(DATE(2015;7;1);DATE(2015;12;31))" office:value-type="date" office:date-value="2015-08-24" calcext:value-type="date">
            <text:p>24.08.2015</text:p>
          </table:table-cell>
          <table:table-cell table:formula="of:=RANDBETWEEN(1000; 1000000)" office:value-type="float" office:value="476494" calcext:value-type="float">
            <text:p>476494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pid Monke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  <table:table-cell table:formula="of:=RANDBETWEEN(DATE(2015;7;1);DATE(2015;12;31))" office:value-type="date" office:date-value="2015-09-19" calcext:value-type="date">
            <text:p>19.09.2015</text:p>
          </table:table-cell>
          <table:table-cell table:formula="of:=RANDBETWEEN(1000; 1000000)" office:value-type="float" office:value="440185" calcext:value-type="float">
            <text:p>440185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sane Bulldoz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dmund Nottley" calcext:value-type="string">
            <text:p>Edmund Nottley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  <table:table-cell table:formula="of:=RANDBETWEEN(DATE(2015;7;1);DATE(2015;12;31))" office:value-type="date" office:date-value="2015-09-04" calcext:value-type="date">
            <text:p>04.09.2015</text:p>
          </table:table-cell>
          <table:table-cell table:formula="of:=RANDBETWEEN(1000; 1000000)" office:value-type="float" office:value="28784" calcext:value-type="float">
            <text:p>28784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pid Limousin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allard Ridley" calcext:value-type="string">
            <text:p>Ballard Ridley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  <table:table-cell table:formula="of:=RANDBETWEEN(DATE(2015;7;1);DATE(2015;12;31))" office:value-type="date" office:date-value="2015-12-23" calcext:value-type="date">
            <text:p>23.12.2015</text:p>
          </table:table-cell>
          <table:table-cell table:formula="of:=RANDBETWEEN(1000; 1000000)" office:value-type="float" office:value="419138" calcext:value-type="float">
            <text:p>419138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fidential Metapho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lmore Shelly" calcext:value-type="string">
            <text:p>Elmore Shelly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  <table:table-cell table:formula="of:=RANDBETWEEN(DATE(2015;7;1);DATE(2015;12;31))" office:value-type="date" office:date-value="2015-12-23" calcext:value-type="date">
            <text:p>23.12.2015</text:p>
          </table:table-cell>
          <table:table-cell table:formula="of:=RANDBETWEEN(1000; 1000000)" office:value-type="float" office:value="43736" calcext:value-type="float">
            <text:p>43736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llow Eternal Nitroge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  <table:table-cell table:formula="of:=RANDBETWEEN(DATE(2015;7;1);DATE(2015;12;31))" office:value-type="date" office:date-value="2015-10-03" calcext:value-type="date">
            <text:p>03.10.2015</text:p>
          </table:table-cell>
          <table:table-cell table:formula="of:=RANDBETWEEN(1000; 1000000)" office:value-type="float" office:value="459069" calcext:value-type="float">
            <text:p>459069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sential Peasan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Fearn Hayden" calcext:value-type="string">
            <text:p>Fearn Hayden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  <table:table-cell table:formula="of:=RANDBETWEEN(DATE(2015;7;1);DATE(2015;12;31))" office:value-type="date" office:date-value="2015-09-14" calcext:value-type="date">
            <text:p>14.09.2015</text:p>
          </table:table-cell>
          <table:table-cell table:formula="of:=RANDBETWEEN(1000; 1000000)" office:value-type="float" office:value="785638" calcext:value-type="float">
            <text:p>785638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tless Monke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ell Dudley" calcext:value-type="string">
            <text:p>Pell Dudley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  <table:table-cell table:formula="of:=RANDBETWEEN(DATE(2015;7;1);DATE(2015;12;31))" office:value-type="date" office:date-value="2015-07-28" calcext:value-type="date">
            <text:p>28.07.2015</text:p>
          </table:table-cell>
          <table:table-cell table:formula="of:=RANDBETWEEN(1000; 1000000)" office:value-type="float" office:value="157611" calcext:value-type="float">
            <text:p>157611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berrant Insane Eagl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Merry Ramsay" calcext:value-type="string">
            <text:p>Merry Ramsay</text:p>
          </table:table-cell>
          <table:table-cell table:formula="of:=RANDBETWEEN(DATE(2015;1;1);DATE(2015;6;30))" office:value-type="date" office:date-value="2015-06-23" calcext:value-type="date">
            <text:p>23.06.2015</text:p>
          </table:table-cell>
          <table:table-cell table:formula="of:=RANDBETWEEN(DATE(2015;7;1);DATE(2015;12;31))" office:value-type="date" office:date-value="2015-07-24" calcext:value-type="date">
            <text:p>24.07.2015</text:p>
          </table:table-cell>
          <table:table-cell table:formula="of:=RANDBETWEEN(1000; 1000000)" office:value-type="float" office:value="392650" calcext:value-type="float">
            <text:p>392650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ot Pure Mountai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Xavier Abram" calcext:value-type="string">
            <text:p>Xavier Abram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  <table:table-cell table:formula="of:=RANDBETWEEN(DATE(2015;7;1);DATE(2015;12;31))" office:value-type="date" office:date-value="2015-11-14" calcext:value-type="date">
            <text:p>14.11.2015</text:p>
          </table:table-cell>
          <table:table-cell table:formula="of:=RANDBETWEEN(1000; 1000000)" office:value-type="float" office:value="411553" calcext:value-type="float">
            <text:p>411553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leepy Uranium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Iris Allerton" calcext:value-type="string">
            <text:p>Iris Allerton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  <table:table-cell table:formula="of:=RANDBETWEEN(DATE(2015;7;1);DATE(2015;12;31))" office:value-type="date" office:date-value="2015-10-19" calcext:value-type="date">
            <text:p>19.10.2015</text:p>
          </table:table-cell>
          <table:table-cell table:formula="of:=RANDBETWEEN(1000; 1000000)" office:value-type="float" office:value="321838" calcext:value-type="float">
            <text:p>321838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readed Steady Weath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talina Barlow" calcext:value-type="string">
            <text:p>Catalina Barlow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  <table:table-cell table:formula="of:=RANDBETWEEN(DATE(2015;7;1);DATE(2015;12;31))" office:value-type="date" office:date-value="2015-12-12" calcext:value-type="date">
            <text:p>12.12.2015</text:p>
          </table:table-cell>
          <table:table-cell table:formula="of:=RANDBETWEEN(1000; 1000000)" office:value-type="float" office:value="369520" calcext:value-type="float">
            <text:p>369520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elpless Show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talina Barlow" calcext:value-type="string">
            <text:p>Catalina Barlow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  <table:table-cell table:formula="of:=RANDBETWEEN(DATE(2015;7;1);DATE(2015;12;31))" office:value-type="date" office:date-value="2015-10-30" calcext:value-type="date">
            <text:p>30.10.2015</text:p>
          </table:table-cell>
          <table:table-cell table:formula="of:=RANDBETWEEN(1000; 1000000)" office:value-type="float" office:value="758351" calcext:value-type="float">
            <text:p>758351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ormy Flannel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  <table:table-cell table:formula="of:=RANDBETWEEN(DATE(2015;7;1);DATE(2015;12;31))" office:value-type="date" office:date-value="2015-08-10" calcext:value-type="date">
            <text:p>10.08.2015</text:p>
          </table:table-cell>
          <table:table-cell table:formula="of:=RANDBETWEEN(1000; 1000000)" office:value-type="float" office:value="1934" calcext:value-type="float">
            <text:p>1934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ad Sapphir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ell Dudley" calcext:value-type="string">
            <text:p>Pell Dudley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  <table:table-cell table:formula="of:=RANDBETWEEN(DATE(2015;7;1);DATE(2015;12;31))" office:value-type="date" office:date-value="2015-11-17" calcext:value-type="date">
            <text:p>17.11.2015</text:p>
          </table:table-cell>
          <table:table-cell table:formula="of:=RANDBETWEEN(1000; 1000000)" office:value-type="float" office:value="570505" calcext:value-type="float">
            <text:p>570505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propriate Swallow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Xavier Abram" calcext:value-type="string">
            <text:p>Xavier Abram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7;1);DATE(2015;12;31))" office:value-type="date" office:date-value="2015-09-19" calcext:value-type="date">
            <text:p>19.09.2015</text:p>
          </table:table-cell>
          <table:table-cell table:formula="of:=RANDBETWEEN(1000; 1000000)" office:value-type="float" office:value="557317" calcext:value-type="float">
            <text:p>557317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mega Accidentall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radly Noonan" calcext:value-type="string">
            <text:p>Bradly Noonan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  <table:table-cell table:formula="of:=RANDBETWEEN(DATE(2015;7;1);DATE(2015;12;31))" office:value-type="date" office:date-value="2015-08-14" calcext:value-type="date">
            <text:p>14.08.2015</text:p>
          </table:table-cell>
          <table:table-cell table:formula="of:=RANDBETWEEN(1000; 1000000)" office:value-type="float" office:value="709990" calcext:value-type="float">
            <text:p>709990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en Storm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Merry Ramsay" calcext:value-type="string">
            <text:p>Merry Ramsay</text:p>
          </table:table-cell>
          <table:table-cell table:formula="of:=RANDBETWEEN(DATE(2015;1;1);DATE(2015;6;30))" office:value-type="date" office:date-value="2015-06-23" calcext:value-type="date">
            <text:p>23.06.2015</text:p>
          </table:table-cell>
          <table:table-cell table:formula="of:=RANDBETWEEN(DATE(2015;7;1);DATE(2015;12;31))" office:value-type="date" office:date-value="2015-11-24" calcext:value-type="date">
            <text:p>24.11.2015</text:p>
          </table:table-cell>
          <table:table-cell table:formula="of:=RANDBETWEEN(1000; 1000000)" office:value-type="float" office:value="645179" calcext:value-type="float">
            <text:p>645179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re Emerald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sey Copeland" calcext:value-type="string">
            <text:p>Casey Copeland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  <table:table-cell table:formula="of:=RANDBETWEEN(DATE(2015;7;1);DATE(2015;12;31))" office:value-type="date" office:date-value="2015-12-28" calcext:value-type="date">
            <text:p>28.12.2015</text:p>
          </table:table-cell>
          <table:table-cell table:formula="of:=RANDBETWEEN(1000; 1000000)" office:value-type="float" office:value="445619" calcext:value-type="float">
            <text:p>445619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roon Snak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Mckenna Appleton" calcext:value-type="string">
            <text:p>Mckenna Appleton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7;1);DATE(2015;12;31))" office:value-type="date" office:date-value="2015-12-29" calcext:value-type="date">
            <text:p>29.12.2015</text:p>
          </table:table-cell>
          <table:table-cell table:formula="of:=RANDBETWEEN(1000; 1000000)" office:value-type="float" office:value="107135" calcext:value-type="float">
            <text:p>107135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im Sledgehamm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liana Payton" calcext:value-type="string">
            <text:p>Liliana Payton</text:p>
          </table:table-cell>
          <table:table-cell table:formula="of:=RANDBETWEEN(DATE(2015;1;1);DATE(2015;6;30))" office:value-type="date" office:date-value="2015-01-31" calcext:value-type="date">
            <text:p>31.01.2015</text:p>
          </table:table-cell>
          <table:table-cell table:formula="of:=RANDBETWEEN(DATE(2015;7;1);DATE(2015;12;31))" office:value-type="date" office:date-value="2015-10-28" calcext:value-type="date">
            <text:p>28.10.2015</text:p>
          </table:table-cell>
          <table:table-cell table:formula="of:=RANDBETWEEN(1000; 1000000)" office:value-type="float" office:value="370604" calcext:value-type="float">
            <text:p>370604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eavy Cobra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talina Barlow" calcext:value-type="string">
            <text:p>Catalina Barlow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7;1);DATE(2015;12;31))" office:value-type="date" office:date-value="2015-12-14" calcext:value-type="date">
            <text:p>14.12.2015</text:p>
          </table:table-cell>
          <table:table-cell table:formula="of:=RANDBETWEEN(1000; 1000000)" office:value-type="float" office:value="442265" calcext:value-type="float">
            <text:p>442265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ilver Rhineston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lade Padley" calcext:value-type="string">
            <text:p>Blade Padley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7;1);DATE(2015;12;31))" office:value-type="date" office:date-value="2015-11-21" calcext:value-type="date">
            <text:p>21.11.2015</text:p>
          </table:table-cell>
          <table:table-cell table:formula="of:=RANDBETWEEN(1000; 1000000)" office:value-type="float" office:value="316579" calcext:value-type="float">
            <text:p>316579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eerful Barbershop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  <table:table-cell table:formula="of:=RANDBETWEEN(DATE(2015;7;1);DATE(2015;12;31))" office:value-type="date" office:date-value="2015-08-25" calcext:value-type="date">
            <text:p>25.08.2015</text:p>
          </table:table-cell>
          <table:table-cell table:formula="of:=RANDBETWEEN(1000; 1000000)" office:value-type="float" office:value="967179" calcext:value-type="float">
            <text:p>967179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re Jazz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Sandon Alden" calcext:value-type="string">
            <text:p>Sandon Alden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  <table:table-cell table:formula="of:=RANDBETWEEN(DATE(2015;7;1);DATE(2015;12;31))" office:value-type="date" office:date-value="2015-10-18" calcext:value-type="date">
            <text:p>18.10.2015</text:p>
          </table:table-cell>
          <table:table-cell table:formula="of:=RANDBETWEEN(1000; 1000000)" office:value-type="float" office:value="577562" calcext:value-type="float">
            <text:p>577562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angerous Longitud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sey Copeland" calcext:value-type="string">
            <text:p>Casey Copeland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  <table:table-cell table:formula="of:=RANDBETWEEN(DATE(2015;7;1);DATE(2015;12;31))" office:value-type="date" office:date-value="2015-07-09" calcext:value-type="date">
            <text:p>09.07.2015</text:p>
          </table:table-cell>
          <table:table-cell table:formula="of:=RANDBETWEEN(1000; 1000000)" office:value-type="float" office:value="477836" calcext:value-type="float">
            <text:p>477836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orgotten Plane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allard Ridley" calcext:value-type="string">
            <text:p>Ballard Ridley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  <table:table-cell table:formula="of:=RANDBETWEEN(DATE(2015;7;1);DATE(2015;12;31))" office:value-type="date" office:date-value="2015-07-29" calcext:value-type="date">
            <text:p>29.07.2015</text:p>
          </table:table-cell>
          <table:table-cell table:formula="of:=RANDBETWEEN(1000; 1000000)" office:value-type="float" office:value="449654" calcext:value-type="float">
            <text:p>449654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im Butt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Iris Allerton" calcext:value-type="string">
            <text:p>Iris Allerton</text:p>
          </table:table-cell>
          <table:table-cell table:formula="of:=RANDBETWEEN(DATE(2015;1;1);DATE(2015;6;30))" office:value-type="date" office:date-value="2015-03-25" calcext:value-type="date">
            <text:p>25.03.2015</text:p>
          </table:table-cell>
          <table:table-cell table:formula="of:=RANDBETWEEN(DATE(2015;7;1);DATE(2015;12;31))" office:value-type="date" office:date-value="2015-10-10" calcext:value-type="date">
            <text:p>10.10.2015</text:p>
          </table:table-cell>
          <table:table-cell table:formula="of:=RANDBETWEEN(1000; 1000000)" office:value-type="float" office:value="576051" calcext:value-type="float">
            <text:p>576051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usky Global Peasan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lmore Shelly" calcext:value-type="string">
            <text:p>Elmore Shelly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  <table:table-cell table:formula="of:=RANDBETWEEN(DATE(2015;7;1);DATE(2015;12;31))" office:value-type="date" office:date-value="2015-07-04" calcext:value-type="date">
            <text:p>04.07.2015</text:p>
          </table:table-cell>
          <table:table-cell table:formula="of:=RANDBETWEEN(1000; 1000000)" office:value-type="float" office:value="320379" calcext:value-type="float">
            <text:p>32037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ng Crayo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liana Payton" calcext:value-type="string">
            <text:p>Liliana Payton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  <table:table-cell table:formula="of:=RANDBETWEEN(DATE(2015;7;1);DATE(2015;12;31))" office:value-type="date" office:date-value="2015-12-29" calcext:value-type="date">
            <text:p>29.12.2015</text:p>
          </table:table-cell>
          <table:table-cell table:formula="of:=RANDBETWEEN(1000; 1000000)" office:value-type="float" office:value="814074" calcext:value-type="float">
            <text:p>814074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onesome Metapho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talina Barlow" calcext:value-type="string">
            <text:p>Catalina Barlow</text:p>
          </table:table-cell>
          <table:table-cell table:formula="of:=RANDBETWEEN(DATE(2015;1;1);DATE(2015;6;30))" office:value-type="date" office:date-value="2015-01-17" calcext:value-type="date">
            <text:p>17.01.2015</text:p>
          </table:table-cell>
          <table:table-cell table:formula="of:=RANDBETWEEN(DATE(2015;7;1);DATE(2015;12;31))" office:value-type="date" office:date-value="2015-07-26" calcext:value-type="date">
            <text:p>26.07.2015</text:p>
          </table:table-cell>
          <table:table-cell table:formula="of:=RANDBETWEEN(1000; 1000000)" office:value-type="float" office:value="42393" calcext:value-type="float">
            <text:p>42393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icrophone Scarle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Fearn Hayden" calcext:value-type="string">
            <text:p>Fearn Hayden</text:p>
          </table:table-cell>
          <table:table-cell table:formula="of:=RANDBETWEEN(DATE(2015;1;1);DATE(2015;6;30))" office:value-type="date" office:date-value="2015-04-22" calcext:value-type="date">
            <text:p>22.04.2015</text:p>
          </table:table-cell>
          <table:table-cell table:formula="of:=RANDBETWEEN(DATE(2015;7;1);DATE(2015;12;31))" office:value-type="date" office:date-value="2015-10-14" calcext:value-type="date">
            <text:p>14.10.2015</text:p>
          </table:table-cell>
          <table:table-cell table:formula="of:=RANDBETWEEN(1000; 1000000)" office:value-type="float" office:value="134598" calcext:value-type="float">
            <text:p>134598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bandoned Puppe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ell Dudley" calcext:value-type="string">
            <text:p>Pell Dudley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  <table:table-cell table:formula="of:=RANDBETWEEN(DATE(2015;7;1);DATE(2015;12;31))" office:value-type="date" office:date-value="2015-11-30" calcext:value-type="date">
            <text:p>30.11.2015</text:p>
          </table:table-cell>
          <table:table-cell table:formula="of:=RANDBETWEEN(1000; 1000000)" office:value-type="float" office:value="308744" calcext:value-type="float">
            <text:p>308744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usty Sta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Mckenna Appleton" calcext:value-type="string">
            <text:p>Mckenna Appleton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  <table:table-cell table:formula="of:=RANDBETWEEN(DATE(2015;7;1);DATE(2015;12;31))" office:value-type="date" office:date-value="2015-08-08" calcext:value-type="date">
            <text:p>08.08.2015</text:p>
          </table:table-cell>
          <table:table-cell table:formula="of:=RANDBETWEEN(1000; 1000000)" office:value-type="float" office:value="453267" calcext:value-type="float">
            <text:p>453267.0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readful Mars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lade Padley" calcext:value-type="string">
            <text:p>Blade Padley</text:p>
          </table:table-cell>
          <table:table-cell table:formula="of:=RANDBETWEEN(DATE(2015;1;1);DATE(2015;6;30))" office:value-type="date" office:date-value="2015-03-25" calcext:value-type="date">
            <text:p>25.03.2015</text:p>
          </table:table-cell>
          <table:table-cell table:formula="of:=RANDBETWEEN(DATE(2015;7;1);DATE(2015;12;31))" office:value-type="date" office:date-value="2015-12-26" calcext:value-type="date">
            <text:p>26.12.2015</text:p>
          </table:table-cell>
          <table:table-cell table:formula="of:=RANDBETWEEN(1000; 1000000)" office:value-type="float" office:value="486884" calcext:value-type="float">
            <text:p>486884.0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inter Sever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oppy Whitney" calcext:value-type="string">
            <text:p>Poppy Whitney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7;1);DATE(2015;12;31))" office:value-type="date" office:date-value="2015-12-12" calcext:value-type="date">
            <text:p>12.12.2015</text:p>
          </table:table-cell>
          <table:table-cell table:formula="of:=RANDBETWEEN(1000; 1000000)" office:value-type="float" office:value="930333" calcext:value-type="float">
            <text:p>930333.0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ig Serpen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lade Padley" calcext:value-type="string">
            <text:p>Blade Padley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  <table:table-cell table:formula="of:=RANDBETWEEN(DATE(2015;7;1);DATE(2015;12;31))" office:value-type="date" office:date-value="2015-12-09" calcext:value-type="date">
            <text:p>09.12.2015</text:p>
          </table:table-cell>
          <table:table-cell table:formula="of:=RANDBETWEEN(1000; 1000000)" office:value-type="float" office:value="346136" calcext:value-type="float">
            <text:p>346136.0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ccidentally Eagl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opper Smith" calcext:value-type="string">
            <text:p>Copper Smith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  <table:table-cell table:formula="of:=RANDBETWEEN(DATE(2015;7;1);DATE(2015;12;31))" office:value-type="date" office:date-value="2015-08-21" calcext:value-type="date">
            <text:p>21.08.2015</text:p>
          </table:table-cell>
          <table:table-cell table:formula="of:=RANDBETWEEN(1000; 1000000)" office:value-type="float" office:value="276125" calcext:value-type="float">
            <text:p>276125.0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rsistent Scissors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Fearn Hayden" calcext:value-type="string">
            <text:p>Fearn Hayden</text:p>
          </table:table-cell>
          <table:table-cell table:formula="of:=RANDBETWEEN(DATE(2015;1;1);DATE(2015;6;30))" office:value-type="date" office:date-value="2015-05-09" calcext:value-type="date">
            <text:p>09.05.2015</text:p>
          </table:table-cell>
          <table:table-cell table:formula="of:=RANDBETWEEN(DATE(2015;7;1);DATE(2015;12;31))" office:value-type="date" office:date-value="2015-11-22" calcext:value-type="date">
            <text:p>22.11.2015</text:p>
          </table:table-cell>
          <table:table-cell table:formula="of:=RANDBETWEEN(1000; 1000000)" office:value-type="float" office:value="371374" calcext:value-type="float">
            <text:p>371374.0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orsaken Knif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  <table:table-cell table:formula="of:=RANDBETWEEN(DATE(2015;7;1);DATE(2015;12;31))" office:value-type="date" office:date-value="2015-10-01" calcext:value-type="date">
            <text:p>01.10.2015</text:p>
          </table:table-cell>
          <table:table-cell table:formula="of:=RANDBETWEEN(1000; 1000000)" office:value-type="float" office:value="727921" calcext:value-type="float">
            <text:p>727921.0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ysterious Gamma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  <table:table-cell table:formula="of:=RANDBETWEEN(DATE(2015;7;1);DATE(2015;12;31))" office:value-type="date" office:date-value="2015-10-01" calcext:value-type="date">
            <text:p>01.10.2015</text:p>
          </table:table-cell>
          <table:table-cell table:formula="of:=RANDBETWEEN(1000; 1000000)" office:value-type="float" office:value="801186" calcext:value-type="float">
            <text:p>801186.0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d Alarm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dmund Nottley" calcext:value-type="string">
            <text:p>Edmund Nottley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  <table:table-cell table:formula="of:=RANDBETWEEN(DATE(2015;7;1);DATE(2015;12;31))" office:value-type="date" office:date-value="2015-12-04" calcext:value-type="date">
            <text:p>04.12.2015</text:p>
          </table:table-cell>
          <table:table-cell table:formula="of:=RANDBETWEEN(1000; 1000000)" office:value-type="float" office:value="414863" calcext:value-type="float">
            <text:p>414863.0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astern Avenu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Fearn Hayden" calcext:value-type="string">
            <text:p>Fearn Hayden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  <table:table-cell table:formula="of:=RANDBETWEEN(DATE(2015;7;1);DATE(2015;12;31))" office:value-type="date" office:date-value="2015-09-17" calcext:value-type="date">
            <text:p>17.09.2015</text:p>
          </table:table-cell>
          <table:table-cell table:formula="of:=RANDBETWEEN(1000; 1000000)" office:value-type="float" office:value="212939" calcext:value-type="float">
            <text:p>212939.0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uesome Longitud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sey Copeland" calcext:value-type="string">
            <text:p>Casey Copeland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  <table:table-cell table:formula="of:=RANDBETWEEN(DATE(2015;7;1);DATE(2015;12;31))" office:value-type="date" office:date-value="2015-07-21" calcext:value-type="date">
            <text:p>21.07.2015</text:p>
          </table:table-cell>
          <table:table-cell table:formula="of:=RANDBETWEEN(1000; 1000000)" office:value-type="float" office:value="470996" calcext:value-type="float">
            <text:p>470996.0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eaningful Full Iro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allard Ridley" calcext:value-type="string">
            <text:p>Ballard Ridley</text:p>
          </table:table-cell>
          <table:table-cell table:formula="of:=RANDBETWEEN(DATE(2015;1;1);DATE(2015;6;30))" office:value-type="date" office:date-value="2015-03-25" calcext:value-type="date">
            <text:p>25.03.2015</text:p>
          </table:table-cell>
          <table:table-cell table:formula="of:=RANDBETWEEN(DATE(2015;7;1);DATE(2015;12;31))" office:value-type="date" office:date-value="2015-09-04" calcext:value-type="date">
            <text:p>04.09.2015</text:p>
          </table:table-cell>
          <table:table-cell table:formula="of:=RANDBETWEEN(1000; 1000000)" office:value-type="float" office:value="537626" calcext:value-type="float">
            <text:p>537626.0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ot Toupe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lade Padley" calcext:value-type="string">
            <text:p>Blade Padley</text:p>
          </table:table-cell>
          <table:table-cell table:formula="of:=RANDBETWEEN(DATE(2015;1;1);DATE(2015;6;30))" office:value-type="date" office:date-value="2015-02-08" calcext:value-type="date">
            <text:p>08.02.2015</text:p>
          </table:table-cell>
          <table:table-cell table:formula="of:=RANDBETWEEN(DATE(2015;7;1);DATE(2015;12;31))" office:value-type="date" office:date-value="2015-08-13" calcext:value-type="date">
            <text:p>13.08.2015</text:p>
          </table:table-cell>
          <table:table-cell table:formula="of:=RANDBETWEEN(1000; 1000000)" office:value-type="float" office:value="833807" calcext:value-type="float">
            <text:p>833807.0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inted Vip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  <table:table-cell table:formula="of:=RANDBETWEEN(DATE(2015;7;1);DATE(2015;12;31))" office:value-type="date" office:date-value="2015-11-11" calcext:value-type="date">
            <text:p>11.11.2015</text:p>
          </table:table-cell>
          <table:table-cell table:formula="of:=RANDBETWEEN(1000; 1000000)" office:value-type="float" office:value="146570" calcext:value-type="float">
            <text:p>146570.0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ainbow Crossbow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sey Copeland" calcext:value-type="string">
            <text:p>Casey Copeland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  <table:table-cell table:formula="of:=RANDBETWEEN(DATE(2015;7;1);DATE(2015;12;31))" office:value-type="date" office:date-value="2015-07-16" calcext:value-type="date">
            <text:p>16.07.2015</text:p>
          </table:table-cell>
          <table:table-cell table:formula="of:=RANDBETWEEN(1000; 1000000)" office:value-type="float" office:value="213936" calcext:value-type="float">
            <text:p>213936.0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usty Moo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allard Ridley" calcext:value-type="string">
            <text:p>Ballard Ridley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7;1);DATE(2015;12;31))" office:value-type="date" office:date-value="2015-09-22" calcext:value-type="date">
            <text:p>22.09.2015</text:p>
          </table:table-cell>
          <table:table-cell table:formula="of:=RANDBETWEEN(1000; 1000000)" office:value-type="float" office:value="71664" calcext:value-type="float">
            <text:p>71664.0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asty Appropriate Beta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  <table:table-cell table:formula="of:=RANDBETWEEN(DATE(2015;7;1);DATE(2015;12;31))" office:value-type="date" office:date-value="2015-09-01" calcext:value-type="date">
            <text:p>01.09.2015</text:p>
          </table:table-cell>
          <table:table-cell table:formula="of:=RANDBETWEEN(1000; 1000000)" office:value-type="float" office:value="472229" calcext:value-type="float">
            <text:p>472229.0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ext Elastic Crossbow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Fearn Hayden" calcext:value-type="string">
            <text:p>Fearn Hayden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  <table:table-cell table:formula="of:=RANDBETWEEN(DATE(2015;7;1);DATE(2015;12;31))" office:value-type="date" office:date-value="2015-07-25" calcext:value-type="date">
            <text:p>25.07.2015</text:p>
          </table:table-cell>
          <table:table-cell table:formula="of:=RANDBETWEEN(1000; 1000000)" office:value-type="float" office:value="580644" calcext:value-type="float">
            <text:p>580644.0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iquid Tasty Trombon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Iris Allerton" calcext:value-type="string">
            <text:p>Iris Allerton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  <table:table-cell table:formula="of:=RANDBETWEEN(DATE(2015;7;1);DATE(2015;12;31))" office:value-type="date" office:date-value="2015-10-05" calcext:value-type="date">
            <text:p>05.10.2015</text:p>
          </table:table-cell>
          <table:table-cell table:formula="of:=RANDBETWEEN(1000; 1000000)" office:value-type="float" office:value="981131" calcext:value-type="float">
            <text:p>981131.0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ozen Strong Tungste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Sandon Alden" calcext:value-type="string">
            <text:p>Sandon Alden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  <table:table-cell table:formula="of:=RANDBETWEEN(DATE(2015;7;1);DATE(2015;12;31))" office:value-type="date" office:date-value="2015-07-12" calcext:value-type="date">
            <text:p>12.07.2015</text:p>
          </table:table-cell>
          <table:table-cell table:formula="of:=RANDBETWEEN(1000; 1000000)" office:value-type="float" office:value="473198" calcext:value-type="float">
            <text:p>473198.0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arbaric Cosmic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liana Payton" calcext:value-type="string">
            <text:p>Liliana Payton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  <table:table-cell table:formula="of:=RANDBETWEEN(DATE(2015;7;1);DATE(2015;12;31))" office:value-type="date" office:date-value="2015-11-13" calcext:value-type="date">
            <text:p>13.11.2015</text:p>
          </table:table-cell>
          <table:table-cell table:formula="of:=RANDBETWEEN(1000; 1000000)" office:value-type="float" office:value="270952" calcext:value-type="float">
            <text:p>270952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mple Tainted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liana Payton" calcext:value-type="string">
            <text:p>Liliana Payton</text:p>
          </table:table-cell>
          <table:table-cell table:formula="of:=RANDBETWEEN(DATE(2015;1;1);DATE(2015;6;30))" office:value-type="date" office:date-value="2015-01-17" calcext:value-type="date">
            <text:p>17.01.2015</text:p>
          </table:table-cell>
          <table:table-cell table:formula="of:=RANDBETWEEN(DATE(2015;7;1);DATE(2015;12;31))" office:value-type="date" office:date-value="2015-07-03" calcext:value-type="date">
            <text:p>03.07.2015</text:p>
          </table:table-cell>
          <table:table-cell table:formula="of:=RANDBETWEEN(1000; 1000000)" office:value-type="float" office:value="886416" calcext:value-type="float">
            <text:p>886416.0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arbaric Puppe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sey Copeland" calcext:value-type="string">
            <text:p>Casey Copeland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  <table:table-cell table:formula="of:=RANDBETWEEN(DATE(2015;7;1);DATE(2015;12;31))" office:value-type="date" office:date-value="2015-09-14" calcext:value-type="date">
            <text:p>14.09.2015</text:p>
          </table:table-cell>
          <table:table-cell table:formula="of:=RANDBETWEEN(1000; 1000000)" office:value-type="float" office:value="983834" calcext:value-type="float">
            <text:p>983834.0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utopsy Brow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radly Noonan" calcext:value-type="string">
            <text:p>Bradly Noonan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  <table:table-cell table:formula="of:=RANDBETWEEN(DATE(2015;7;1);DATE(2015;12;31))" office:value-type="date" office:date-value="2015-11-01" calcext:value-type="date">
            <text:p>01.11.2015</text:p>
          </table:table-cell>
          <table:table-cell table:formula="of:=RANDBETWEEN(1000; 1000000)" office:value-type="float" office:value="426805" calcext:value-type="float">
            <text:p>426805.0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ong Crayo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liana Payton" calcext:value-type="string">
            <text:p>Liliana Payton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  <table:table-cell table:formula="of:=RANDBETWEEN(DATE(2015;7;1);DATE(2015;12;31))" office:value-type="date" office:date-value="2015-11-21" calcext:value-type="date">
            <text:p>21.11.2015</text:p>
          </table:table-cell>
          <table:table-cell table:formula="of:=RANDBETWEEN(1000; 1000000)" office:value-type="float" office:value="667039" calcext:value-type="float">
            <text:p>667039.0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orthy Monke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talina Barlow" calcext:value-type="string">
            <text:p>Catalina Barlow</text:p>
          </table:table-cell>
          <table:table-cell table:formula="of:=RANDBETWEEN(DATE(2015;1;1);DATE(2015;6;30))" office:value-type="date" office:date-value="2015-05-15" calcext:value-type="date">
            <text:p>15.05.2015</text:p>
          </table:table-cell>
          <table:table-cell table:formula="of:=RANDBETWEEN(DATE(2015;7;1);DATE(2015;12;31))" office:value-type="date" office:date-value="2015-10-11" calcext:value-type="date">
            <text:p>11.10.2015</text:p>
          </table:table-cell>
          <table:table-cell table:formula="of:=RANDBETWEEN(1000; 1000000)" office:value-type="float" office:value="591569" calcext:value-type="float">
            <text:p>591569.0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isky Galax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Iris Allerton" calcext:value-type="string">
            <text:p>Iris Allerton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  <table:table-cell table:formula="of:=RANDBETWEEN(DATE(2015;7;1);DATE(2015;12;31))" office:value-type="date" office:date-value="2015-07-15" calcext:value-type="date">
            <text:p>15.07.2015</text:p>
          </table:table-cell>
          <table:table-cell table:formula="of:=RANDBETWEEN(1000; 1000000)" office:value-type="float" office:value="186506" calcext:value-type="float">
            <text:p>186506.0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utsy Lama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allard Ridley" calcext:value-type="string">
            <text:p>Ballard Ridley</text:p>
          </table:table-cell>
          <table:table-cell table:formula="of:=RANDBETWEEN(DATE(2015;1;1);DATE(2015;6;30))" office:value-type="date" office:date-value="2015-04-22" calcext:value-type="date">
            <text:p>22.04.2015</text:p>
          </table:table-cell>
          <table:table-cell table:formula="of:=RANDBETWEEN(DATE(2015;7;1);DATE(2015;12;31))" office:value-type="date" office:date-value="2015-11-10" calcext:value-type="date">
            <text:p>10.11.2015</text:p>
          </table:table-cell>
          <table:table-cell table:formula="of:=RANDBETWEEN(1000; 1000000)" office:value-type="float" office:value="804787" calcext:value-type="float">
            <text:p>804787.0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upersonic Haystack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opper Smith" calcext:value-type="string">
            <text:p>Copper Smith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  <table:table-cell table:formula="of:=RANDBETWEEN(DATE(2015;7;1);DATE(2015;12;31))" office:value-type="date" office:date-value="2015-10-29" calcext:value-type="date">
            <text:p>29.10.2015</text:p>
          </table:table-cell>
          <table:table-cell table:formula="of:=RANDBETWEEN(1000; 1000000)" office:value-type="float" office:value="572529" calcext:value-type="float">
            <text:p>572529.0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utopsy Easter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  <table:table-cell table:formula="of:=RANDBETWEEN(DATE(2015;7;1);DATE(2015;12;31))" office:value-type="date" office:date-value="2015-12-18" calcext:value-type="date">
            <text:p>18.12.2015</text:p>
          </table:table-cell>
          <table:table-cell table:formula="of:=RANDBETWEEN(1000; 1000000)" office:value-type="float" office:value="814973" calcext:value-type="float">
            <text:p>814973.0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iger Orang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ell Dudley" calcext:value-type="string">
            <text:p>Pell Dudley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  <table:table-cell table:formula="of:=RANDBETWEEN(DATE(2015;7;1);DATE(2015;12;31))" office:value-type="date" office:date-value="2015-09-27" calcext:value-type="date">
            <text:p>27.09.2015</text:p>
          </table:table-cell>
          <table:table-cell table:formula="of:=RANDBETWEEN(1000; 1000000)" office:value-type="float" office:value="727729" calcext:value-type="float">
            <text:p>727729.0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ocky Burs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ell Dudley" calcext:value-type="string">
            <text:p>Pell Dudley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7;1);DATE(2015;12;31))" office:value-type="date" office:date-value="2015-12-07" calcext:value-type="date">
            <text:p>07.12.2015</text:p>
          </table:table-cell>
          <table:table-cell table:formula="of:=RANDBETWEEN(1000; 1000000)" office:value-type="float" office:value="370673" calcext:value-type="float">
            <text:p>370673.0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inth Breez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lade Padley" calcext:value-type="string">
            <text:p>Blade Padley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  <table:table-cell table:formula="of:=RANDBETWEEN(DATE(2015;7;1);DATE(2015;12;31))" office:value-type="date" office:date-value="2015-12-17" calcext:value-type="date">
            <text:p>17.12.2015</text:p>
          </table:table-cell>
          <table:table-cell table:formula="of:=RANDBETWEEN(1000; 1000000)" office:value-type="float" office:value="178889" calcext:value-type="float">
            <text:p>178889.0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re Tuba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Sandon Alden" calcext:value-type="string">
            <text:p>Sandon Alden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  <table:table-cell table:formula="of:=RANDBETWEEN(DATE(2015;7;1);DATE(2015;12;31))" office:value-type="date" office:date-value="2015-07-20" calcext:value-type="date">
            <text:p>20.07.2015</text:p>
          </table:table-cell>
          <table:table-cell table:formula="of:=RANDBETWEEN(1000; 1000000)" office:value-type="float" office:value="253737" calcext:value-type="float">
            <text:p>253737.0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reaky Gamma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allard Ridley" calcext:value-type="string">
            <text:p>Ballard Ridley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  <table:table-cell table:formula="of:=RANDBETWEEN(DATE(2015;7;1);DATE(2015;12;31))" office:value-type="date" office:date-value="2015-12-04" calcext:value-type="date">
            <text:p>04.12.2015</text:p>
          </table:table-cell>
          <table:table-cell table:formula="of:=RANDBETWEEN(1000; 1000000)" office:value-type="float" office:value="35917" calcext:value-type="float">
            <text:p>35917.0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usky Crossbow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Xavier Abram" calcext:value-type="string">
            <text:p>Xavier Abram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  <table:table-cell table:formula="of:=RANDBETWEEN(DATE(2015;7;1);DATE(2015;12;31))" office:value-type="date" office:date-value="2015-08-20" calcext:value-type="date">
            <text:p>20.08.2015</text:p>
          </table:table-cell>
          <table:table-cell table:formula="of:=RANDBETWEEN(1000; 1000000)" office:value-type="float" office:value="32244" calcext:value-type="float">
            <text:p>32244.0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ngry Summ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Merry Ramsay" calcext:value-type="string">
            <text:p>Merry Ramsay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  <table:table-cell table:formula="of:=RANDBETWEEN(DATE(2015;7;1);DATE(2015;12;31))" office:value-type="date" office:date-value="2015-11-20" calcext:value-type="date">
            <text:p>20.11.2015</text:p>
          </table:table-cell>
          <table:table-cell table:formula="of:=RANDBETWEEN(1000; 1000000)" office:value-type="float" office:value="310792" calcext:value-type="float">
            <text:p>310792.0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uality Yard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ell Dudley" calcext:value-type="string">
            <text:p>Pell Dudley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  <table:table-cell table:formula="of:=RANDBETWEEN(DATE(2015;7;1);DATE(2015;12;31))" office:value-type="date" office:date-value="2015-10-21" calcext:value-type="date">
            <text:p>21.10.2015</text:p>
          </table:table-cell>
          <table:table-cell table:formula="of:=RANDBETWEEN(1000; 1000000)" office:value-type="float" office:value="680512" calcext:value-type="float">
            <text:p>680512.0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ermanent Mercur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Krista Stamper" calcext:value-type="string">
            <text:p>Krista Stamper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7;1);DATE(2015;12;31))" office:value-type="date" office:date-value="2015-12-15" calcext:value-type="date">
            <text:p>15.12.2015</text:p>
          </table:table-cell>
          <table:table-cell table:formula="of:=RANDBETWEEN(1000; 1000000)" office:value-type="float" office:value="993664" calcext:value-type="float">
            <text:p>993664.0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rown Jazz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sey Copeland" calcext:value-type="string">
            <text:p>Casey Copeland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7;1);DATE(2015;12;31))" office:value-type="date" office:date-value="2015-07-23" calcext:value-type="date">
            <text:p>23.07.2015</text:p>
          </table:table-cell>
          <table:table-cell table:formula="of:=RANDBETWEEN(1000; 1000000)" office:value-type="float" office:value="534920" calcext:value-type="float">
            <text:p>534920.0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urreal Storm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opper Smith" calcext:value-type="string">
            <text:p>Copper Smith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  <table:table-cell table:formula="of:=RANDBETWEEN(DATE(2015;7;1);DATE(2015;12;31))" office:value-type="date" office:date-value="2015-10-24" calcext:value-type="date">
            <text:p>24.10.2015</text:p>
          </table:table-cell>
          <table:table-cell table:formula="of:=RANDBETWEEN(1000; 1000000)" office:value-type="float" office:value="623761" calcext:value-type="float">
            <text:p>623761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ital Limousin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Xavier Abram" calcext:value-type="string">
            <text:p>Xavier Abram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  <table:table-cell table:formula="of:=RANDBETWEEN(DATE(2015;7;1);DATE(2015;12;31))" office:value-type="date" office:date-value="2015-10-03" calcext:value-type="date">
            <text:p>03.10.2015</text:p>
          </table:table-cell>
          <table:table-cell table:formula="of:=RANDBETWEEN(1000; 1000000)" office:value-type="float" office:value="588547" calcext:value-type="float">
            <text:p>588547.0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liding Proto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liana Payton" calcext:value-type="string">
            <text:p>Liliana Payton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7;1);DATE(2015;12;31))" office:value-type="date" office:date-value="2015-07-27" calcext:value-type="date">
            <text:p>27.07.2015</text:p>
          </table:table-cell>
          <table:table-cell table:formula="of:=RANDBETWEEN(1000; 1000000)" office:value-type="float" office:value="56478" calcext:value-type="float">
            <text:p>56478.0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awberry Helium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sey Copeland" calcext:value-type="string">
            <text:p>Casey Copeland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  <table:table-cell table:formula="of:=RANDBETWEEN(DATE(2015;7;1);DATE(2015;12;31))" office:value-type="date" office:date-value="2015-07-28" calcext:value-type="date">
            <text:p>28.07.2015</text:p>
          </table:table-cell>
          <table:table-cell table:formula="of:=RANDBETWEEN(1000; 1000000)" office:value-type="float" office:value="73578" calcext:value-type="float">
            <text:p>73578.0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elpless Helium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talina Barlow" calcext:value-type="string">
            <text:p>Catalina Barlow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  <table:table-cell table:formula="of:=RANDBETWEEN(DATE(2015;7;1);DATE(2015;12;31))" office:value-type="date" office:date-value="2015-10-17" calcext:value-type="date">
            <text:p>17.10.2015</text:p>
          </table:table-cell>
          <table:table-cell table:formula="of:=RANDBETWEEN(1000; 1000000)" office:value-type="float" office:value="943321" calcext:value-type="float">
            <text:p>943321.0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apid Doorstop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Sandon Alden" calcext:value-type="string">
            <text:p>Sandon Alden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  <table:table-cell table:formula="of:=RANDBETWEEN(DATE(2015;7;1);DATE(2015;12;31))" office:value-type="date" office:date-value="2015-12-31" calcext:value-type="date">
            <text:p>31.12.2015</text:p>
          </table:table-cell>
          <table:table-cell table:formula="of:=RANDBETWEEN(1000; 1000000)" office:value-type="float" office:value="125919" calcext:value-type="float">
            <text:p>125919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irty Longitud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Fearn Hayden" calcext:value-type="string">
            <text:p>Fearn Hayden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7;1);DATE(2015;12;31))" office:value-type="date" office:date-value="2015-11-22" calcext:value-type="date">
            <text:p>22.11.2015</text:p>
          </table:table-cell>
          <table:table-cell table:formula="of:=RANDBETWEEN(1000; 1000000)" office:value-type="float" office:value="195072" calcext:value-type="float">
            <text:p>195072.0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killed Tir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ell Dudley" calcext:value-type="string">
            <text:p>Pell Dudley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7;1);DATE(2015;12;31))" office:value-type="date" office:date-value="2015-07-04" calcext:value-type="date">
            <text:p>04.07.2015</text:p>
          </table:table-cell>
          <table:table-cell table:formula="of:=RANDBETWEEN(1000; 1000000)" office:value-type="float" office:value="604404" calcext:value-type="float">
            <text:p>604404.0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ony Knif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  <table:table-cell table:formula="of:=RANDBETWEEN(DATE(2015;7;1);DATE(2015;12;31))" office:value-type="date" office:date-value="2015-08-26" calcext:value-type="date">
            <text:p>26.08.2015</text:p>
          </table:table-cell>
          <table:table-cell table:formula="of:=RANDBETWEEN(1000; 1000000)" office:value-type="float" office:value="200955" calcext:value-type="float">
            <text:p>200955.0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oorstop Risk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sey Copeland" calcext:value-type="string">
            <text:p>Casey Copeland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  <table:table-cell table:formula="of:=RANDBETWEEN(DATE(2015;7;1);DATE(2015;12;31))" office:value-type="date" office:date-value="2015-07-14" calcext:value-type="date">
            <text:p>14.07.2015</text:p>
          </table:table-cell>
          <table:table-cell table:formula="of:=RANDBETWEEN(1000; 1000000)" office:value-type="float" office:value="230424" calcext:value-type="float">
            <text:p>230424.0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ggressive Fis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radly Noonan" calcext:value-type="string">
            <text:p>Bradly Noonan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  <table:table-cell table:formula="of:=RANDBETWEEN(DATE(2015;7;1);DATE(2015;12;31))" office:value-type="date" office:date-value="2015-09-23" calcext:value-type="date">
            <text:p>23.09.2015</text:p>
          </table:table-cell>
          <table:table-cell table:formula="of:=RANDBETWEEN(1000; 1000000)" office:value-type="float" office:value="598673" calcext:value-type="float">
            <text:p>598673.0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mpty Reborn Cloud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  <table:table-cell table:formula="of:=RANDBETWEEN(DATE(2015;7;1);DATE(2015;12;31))" office:value-type="date" office:date-value="2015-10-07" calcext:value-type="date">
            <text:p>07.10.2015</text:p>
          </table:table-cell>
          <table:table-cell table:formula="of:=RANDBETWEEN(1000; 1000000)" office:value-type="float" office:value="593917" calcext:value-type="float">
            <text:p>593917.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cky Sunshin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Mckenna Appleton" calcext:value-type="string">
            <text:p>Mckenna Appleton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  <table:table-cell table:formula="of:=RANDBETWEEN(DATE(2015;7;1);DATE(2015;12;31))" office:value-type="date" office:date-value="2015-07-01" calcext:value-type="date">
            <text:p>01.07.2015</text:p>
          </table:table-cell>
          <table:table-cell table:formula="of:=RANDBETWEEN(1000; 1000000)" office:value-type="float" office:value="12043" calcext:value-type="float">
            <text:p>12043.0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olid Waffl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liana Payton" calcext:value-type="string">
            <text:p>Liliana Payton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  <table:table-cell table:formula="of:=RANDBETWEEN(DATE(2015;7;1);DATE(2015;12;31))" office:value-type="date" office:date-value="2015-10-08" calcext:value-type="date">
            <text:p>08.10.2015</text:p>
          </table:table-cell>
          <table:table-cell table:formula="of:=RANDBETWEEN(1000; 1000000)" office:value-type="float" office:value="339037" calcext:value-type="float">
            <text:p>339037.0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ucky Trend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Sandon Alden" calcext:value-type="string">
            <text:p>Sandon Alden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  <table:table-cell table:formula="of:=RANDBETWEEN(DATE(2015;7;1);DATE(2015;12;31))" office:value-type="date" office:date-value="2015-08-20" calcext:value-type="date">
            <text:p>20.08.2015</text:p>
          </table:table-cell>
          <table:table-cell table:formula="of:=RANDBETWEEN(1000; 1000000)" office:value-type="float" office:value="216415" calcext:value-type="float">
            <text:p>216415.0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ed Scarecrow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Iris Allerton" calcext:value-type="string">
            <text:p>Iris Allerton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  <table:table-cell table:formula="of:=RANDBETWEEN(DATE(2015;7;1);DATE(2015;12;31))" office:value-type="date" office:date-value="2015-12-23" calcext:value-type="date">
            <text:p>23.12.2015</text:p>
          </table:table-cell>
          <table:table-cell table:formula="of:=RANDBETWEEN(1000; 1000000)" office:value-type="float" office:value="533231" calcext:value-type="float">
            <text:p>533231.0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rostbite Black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lade Padley" calcext:value-type="string">
            <text:p>Blade Padley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7;1);DATE(2015;12;31))" office:value-type="date" office:date-value="2015-12-13" calcext:value-type="date">
            <text:p>13.12.2015</text:p>
          </table:table-cell>
          <table:table-cell table:formula="of:=RANDBETWEEN(1000; 1000000)" office:value-type="float" office:value="167963" calcext:value-type="float">
            <text:p>167963.0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ucky Puppe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lmore Shelly" calcext:value-type="string">
            <text:p>Elmore Shelly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  <table:table-cell table:formula="of:=RANDBETWEEN(DATE(2015;7;1);DATE(2015;12;31))" office:value-type="date" office:date-value="2015-07-02" calcext:value-type="date">
            <text:p>02.07.2015</text:p>
          </table:table-cell>
          <table:table-cell table:formula="of:=RANDBETWEEN(1000; 1000000)" office:value-type="float" office:value="684486" calcext:value-type="float">
            <text:p>684486.0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upersonic Oyst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  <table:table-cell table:formula="of:=RANDBETWEEN(DATE(2015;7;1);DATE(2015;12;31))" office:value-type="date" office:date-value="2015-11-24" calcext:value-type="date">
            <text:p>24.11.2015</text:p>
          </table:table-cell>
          <table:table-cell table:formula="of:=RANDBETWEEN(1000; 1000000)" office:value-type="float" office:value="633170" calcext:value-type="float">
            <text:p>633170.0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oupee Liquid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7;1);DATE(2015;12;31))" office:value-type="date" office:date-value="2015-11-15" calcext:value-type="date">
            <text:p>15.11.2015</text:p>
          </table:table-cell>
          <table:table-cell table:formula="of:=RANDBETWEEN(1000; 1000000)" office:value-type="float" office:value="735051" calcext:value-type="float">
            <text:p>735051.0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ainted Tasty Tea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  <table:table-cell table:formula="of:=RANDBETWEEN(DATE(2015;7;1);DATE(2015;12;31))" office:value-type="date" office:date-value="2015-09-14" calcext:value-type="date">
            <text:p>14.09.2015</text:p>
          </table:table-cell>
          <table:table-cell table:formula="of:=RANDBETWEEN(1000; 1000000)" office:value-type="float" office:value="413939" calcext:value-type="float">
            <text:p>413939.0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astern Galax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  <table:table-cell table:formula="of:=RANDBETWEEN(DATE(2015;7;1);DATE(2015;12;31))" office:value-type="date" office:date-value="2015-10-08" calcext:value-type="date">
            <text:p>08.10.2015</text:p>
          </table:table-cell>
          <table:table-cell table:formula="of:=RANDBETWEEN(1000; 1000000)" office:value-type="float" office:value="376488" calcext:value-type="float">
            <text:p>376488.0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utstanding Vip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talina Barlow" calcext:value-type="string">
            <text:p>Catalina Barlow</text:p>
          </table:table-cell>
          <table:table-cell table:formula="of:=RANDBETWEEN(DATE(2015;1;1);DATE(2015;6;30))" office:value-type="date" office:date-value="2015-03-10" calcext:value-type="date">
            <text:p>10.03.2015</text:p>
          </table:table-cell>
          <table:table-cell table:formula="of:=RANDBETWEEN(DATE(2015;7;1);DATE(2015;12;31))" office:value-type="date" office:date-value="2015-12-12" calcext:value-type="date">
            <text:p>12.12.2015</text:p>
          </table:table-cell>
          <table:table-cell table:formula="of:=RANDBETWEEN(1000; 1000000)" office:value-type="float" office:value="876230" calcext:value-type="float">
            <text:p>876230.00</text:p>
          </table:table-cell>
          <table:table-cell table:number-columns-repeated="3"/>
        </table:table-row>
        <table:table-row table:style-name="ro1" table:number-rows-repeated="19">
          <table:table-cell table:number-columns-repeated="2"/>
          <table:table-cell table:style-name="Default" table:number-columns-repeated="3"/>
          <table:table-cell table:style-name="ce4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4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11:22:03.632066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yasnov</meta:initial-creator>
    <meta:creation-date>2016-03-25T16:56:15.576828615</meta:creation-date>
    <dc:date>2016-04-13T11:23:21.328462980</dc:date>
    <dc:creator>Alexander Myasnov</dc:creator>
    <meta:editing-duration>PT1H55S</meta:editing-duration>
    <meta:editing-cycles>7</meta:editing-cycles>
    <meta:generator>LibreOffice/5.0.3.2$Linux_X86_64 LibreOffice_project/00m0$Build-2</meta:generator>
    <meta:document-statistic meta:table-count="1" meta:cell-count="600" meta:object-count="0"/>
  </office:meta>
</office:document-meta>
</file>